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67cm" fo:margin-left="0cm" table:align="left" style:may-break-between-rows="true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A1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1.A2" style:family="table-cell" style:data-style-name="N36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B2" style:family="table-cell" style:data-style-name="N0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Tabela1.B5" style:family="table-cell" style:data-style-name="N0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36pt" fo:language="pl" fo:country="PL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end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20pt" fo:language="pl" fo:country="PL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20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pl" fo:country="PL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bold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Calibri1" style:font-style-asian="italic" style:font-weight-asian="bold" style:font-name-complex="Calibri1" style:font-style-complex="italic" style:font-weight-complex="bold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weight-asian="normal" style:font-name-complex="Times New Roman" style:font-weight-complex="normal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end" style:justify-single-word="false"/>
      <style:text-properties style:font-name="Times New Roman1" fo:language="pl" fo:country="PL"/>
    </style:style>
    <style:style style:name="P19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Times New Roman1" fo:font-size="12pt" fo:language="pl" fo:country="PL" style:font-size-asian="12pt" style:font-size-complex="12pt"/>
    </style:style>
    <style:style style:name="P21" style:family="paragraph" style:parent-style-name="Standard">
      <style:text-properties style:font-name="Times" fo:font-size="12pt" fo:language="pl" fo:country="PL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fo:language="pl" fo:country="PL"/>
    </style:style>
    <style:style style:name="P23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5pt" fo:language="pl" fo:country="PL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7" style:family="text">
      <style:text-properties style:use-window-font-color="true" fo:font-size="11pt" fo:font-weight="normal" fo:background-color="transparent" style:font-name-asian="Times New Roman" style:font-name-complex="Times New Roman"/>
    </style:style>
    <style:style style:name="T8" style:family="text">
      <style:text-properties style:use-window-font-color="true" fo:font-size="11pt" fo:font-weight="normal" fo:background-color="transparent" style:font-name-asian="Calibri1" style:font-name-complex="Calibri1"/>
    </style:style>
    <style:style style:name="T9" style:family="text">
      <style:text-properties fo:color="#0000ff" style:font-name="Times New Roman" fo:font-size="12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Cal.2013</text:p>
      <text:p text:style-name="P4">Aplikacja webowa „Kalendarz”</text:p>
      <text:p text:style-name="P5"><text:line-break/>Stan prac</text:p>
      <text:p text:style-name="P10"/>
      <text:p text:style-name="P6">Opis zmian: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Wersja</text:p>
          </table:table-cell>
          <table:table-cell table:style-name="Tabela1.A1" office:value-type="string">
            <text:p text:style-name="P12">Opis</text:p>
          </table:table-cell>
          <table:table-cell table:style-name="Tabela1.D1" office:value-type="string">
            <text:p text:style-name="P12">Autor</text:p>
          </table:table-cell>
        </table:table-row>
        <table:table-row>
          <table:table-cell table:style-name="Tabela1.A2" office:value-type="date" office:date-value="2013-03-02">
            <text:p text:style-name="P13">2.03.2013</text:p>
          </table:table-cell>
          <table:table-cell table:style-name="Tabela1.B2" office:value-type="float" office:value="1">
            <text:p text:style-name="P13">1</text:p>
          </table:table-cell>
          <table:table-cell table:style-name="Tabela1.C2" office:value-type="string">
            <text:p text:style-name="P13">Pierwsze spotkanie laboratoryjne</text:p>
          </table:table-cell>
          <table:table-cell table:style-name="Tabela1.D2" office:value-type="string">
            <text:p text:style-name="P13">Magdalena Zachwieja, Krzysztof Bednarz, Michał Oczko</text:p>
          </table:table-cell>
        </table:table-row>
        <table:table-row>
          <table:table-cell table:style-name="Tabela1.A2" office:value-type="date" office:date-value="2013-03-15">
            <text:p text:style-name="P15">15.03.2013</text:p>
          </table:table-cell>
          <table:table-cell table:style-name="Tabela1.B2" office:value-type="float" office:value="1">
            <text:p text:style-name="P15">1</text:p>
          </table:table-cell>
          <table:table-cell table:style-name="Tabela1.C2" office:value-type="string">
            <text:p text:style-name="P15">Pierwsza wersja wizji</text:p>
          </table:table-cell>
          <table:table-cell table:style-name="Tabela1.D2" office:value-type="string">
            <text:p text:style-name="P15">Magdalena Zachwieja</text:p>
          </table:table-cell>
        </table:table-row>
        <table:table-row>
          <table:table-cell table:style-name="Tabela1.A2" office:value-type="date" office:date-value="2013-03-16">
            <text:p text:style-name="P13">16.03.2013</text:p>
          </table:table-cell>
          <table:table-cell table:style-name="Tabela1.B2" office:value-type="float" office:value="2">
            <text:p text:style-name="P13">2</text:p>
          </table:table-cell>
          <table:table-cell table:style-name="Tabela1.C2" office:value-type="string">
            <text:p text:style-name="P13">Drugie spotkanie laboratoyjne</text:p>
          </table:table-cell>
          <table:table-cell table:style-name="Tabela1.D2" office:value-type="string">
            <text:p text:style-name="P13">Magdalena Zachwieja, Krzysztof Bednarz, Michał Oczko</text:p>
          </table:table-cell>
        </table:table-row>
        <table:table-row>
          <table:table-cell table:style-name="Tabela1.A1" office:value-type="string">
            <text:p text:style-name="P16">19.03.2013</text:p>
          </table:table-cell>
          <table:table-cell table:style-name="Tabela1.B5" office:value-type="float" office:value="2">
            <text:p text:style-name="P16">2</text:p>
          </table:table-cell>
          <table:table-cell table:style-name="Tabela1.A1" office:value-type="string">
            <text:p text:style-name="P18"><text:span text:style-name="T7">Zako</text:span><text:span text:style-name="T7">ńczone opracowywanie wizji</text:span></text:p>
          </table:table-cell>
          <table:table-cell table:style-name="Tabela1.D1" office:value-type="string">
            <text:p text:style-name="P16">Magdalena Zachwieja</text:p>
          </table:table-cell>
        </table:table-row>
        <table:table-row>
          <table:table-cell table:style-name="Tabela1.A1" office:value-type="string">
            <text:p text:style-name="P16">21.03.2013</text:p>
          </table:table-cell>
          <table:table-cell table:style-name="Tabela1.B5" office:value-type="float" office:value="1">
            <text:p text:style-name="P17">1</text:p>
          </table:table-cell>
          <table:table-cell table:style-name="Tabela1.A1" office:value-type="string">
            <text:p text:style-name="P16">Spotkanie robocze</text:p>
          </table:table-cell>
          <table:table-cell table:style-name="Tabela1.D1" office:value-type="string">
            <text:p text:style-name="P16">Magdalena Zachwieja, Krzysztof Bednarz, Michał Oczko</text:p>
          </table:table-cell>
        </table:table-row>
        <table:table-row>
          <table:table-cell table:style-name="Tabela1.A1" office:value-type="string">
            <text:p text:style-name="P18"><text:span text:style-name="T8">2</text:span><text:span text:style-name="T8">5.03.2013</text:span>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Opracowanie rejestru ryzyka</text:p>
          </table:table-cell>
          <table:table-cell table:style-name="Tabela1.D1" office:value-type="string">
            <text:p text:style-name="P17">Michał Oczko</text:p>
          </table:table-cell>
        </table:table-row>
        <table:table-row>
          <table:table-cell table:style-name="Tabela1.A2" office:value-type="date" office:date-value="2013-03-27">
            <text:p text:style-name="P18">27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Opracowanie specyfikacji wymagań</text:p>
          </table:table-cell>
          <table:table-cell table:style-name="Tabela1.D2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3-28">
            <text:p text:style-name="P18">28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Opracowanie architektury systemu</text:p>
          </table:table-cell>
          <table:table-cell table:style-name="Tabela1.D2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3-30">
            <text:p text:style-name="P18">30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Szkielet strony www</text:p>
          </table:table-cell>
          <table:table-cell table:style-name="Tabela1.D2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3013-04-06">
            <text:p text:style-name="P19">6.04.3013</text:p>
          </table:table-cell>
          <table:table-cell table:style-name="Tabela1.B2" office:value-type="float" office:value="3">
            <text:p text:style-name="P14">3</text:p>
          </table:table-cell>
          <table:table-cell table:style-name="Tabela1.C2" office:value-type="string">
            <text:p text:style-name="P14">Trzecie spotkanie laboratoryjne</text:p>
          </table:table-cell>
          <table:table-cell table:style-name="Tabela1.D2" office:value-type="string">
            <text:p text:style-name="P13">Magdalena Zachwieja, Krzysztof Bednarz, Michał Oczko</text:p>
          </table:table-cell>
        </table:table-row>
        <table:table-row>
          <table:table-cell table:style-name="Tabela1.A2" office:value-type="date" office:date-value="2013-04-07">
            <text:p text:style-name="P18">7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Szkielet bazy danych SQLite, uzupełnienie architektury systemu o diagram bazy danych</text:p>
          </table:table-cell>
          <table:table-cell table:style-name="Tabela1.D2" office:value-type="string">
            <text:p text:style-name="P17">Magdalena Zachwieja, Michał Oczko</text:p>
          </table:table-cell>
        </table:table-row>
        <table:table-row>
          <table:table-cell table:style-name="Tabela1.A2" office:value-type="date" office:date-value="2013-04-17">
            <text:p text:style-name="P18">17.04.2013</text:p>
          </table:table-cell>
          <table:table-cell table:style-name="Tabela1.B2" office:value-type="float" office:value="2">
            <text:p text:style-name="P17">2</text:p>
          </table:table-cell>
          <table:table-cell table:style-name="Tabela1.C2" office:value-type="string">
            <text:p text:style-name="P17">Spotkanie robocze</text:p>
          </table:table-cell>
          <table:table-cell table:style-name="Tabela1.D2" office:value-type="string">
            <text:p text:style-name="P17">Michał Oczko, Magdalena Zachwieja, Krzysztof Bednarz</text:p>
          </table:table-cell>
        </table:table-row>
        <table:table-row>
          <table:table-cell table:style-name="Tabela1.A2" office:value-type="date" office:date-value="2013-04-17">
            <text:p text:style-name="P18">17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Dodanie ksiazki adresowej v.1.1</text:p>
          </table:table-cell>
          <table:table-cell table:style-name="Tabela1.D2" office:value-type="string">
            <text:p text:style-name="P17">Michał Oczko</text:p>
          </table:table-cell>
        </table:table-row>
        <table:table-row>
          <table:table-cell table:style-name="Tabela1.A2" office:value-type="date" office:date-value="2013-04-19">
            <text:p text:style-name="P18">19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2" office:value-type="string">
            <text:p text:style-name="P17">Dodanie roboczej wersji kalendarza</text:p>
          </table:table-cell>
          <table:table-cell table:style-name="Tabela1.D2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4-20">
            <text:p text:style-name="P19">20.04.2013</text:p>
          </table:table-cell>
          <table:table-cell table:style-name="Tabela1.B2" office:value-type="float" office:value="4">
            <text:p text:style-name="P14">4</text:p>
          </table:table-cell>
          <table:table-cell table:style-name="Tabela1.C2" office:value-type="string">
            <text:p text:style-name="P14">IV spotkanie laboratoryjne</text:p>
          </table:table-cell>
          <table:table-cell table:style-name="Tabela1.D2" office:value-type="string">
            <text:p text:style-name="P13">Magdalena Zachwieja, Krzysztof Bednarz, Michał Oczko</text:p>
          </table:table-cell>
        </table:table-row>
      </table:table>
      <text:p text:style-name="P2"><text:span text:style-name="T5"><text:line-break/><text:line-break/></text:span><text:soft-page-break/><text:span text:style-name="T5">Autorzy: </text:span><text:span text:style-name="T3"><text:line-break/></text:span><text:span text:style-name="T4">Magdalena Zachwieja <text:s/></text:span><text:span text:style-name="T3">(</text:span><text:a xlink:type="simple" xlink:href="mailto:magda.zachwieja@gmail.com"><text:span text:style-name="T9">magda.zachwieja@gmail.com</text:span></text:a><text:span text:style-name="T3">)<text:line-break/></text:span><text:span text:style-name="T4">Michał Oczko (</text:span><text:a xlink:type="simple" xlink:href="mailto:michaloczko@gmail.com"><text:span text:style-name="T9">michaloczko@gmail.com</text:span></text:a><text:span text:style-name="T3">) </text:span><text:span text:style-name="T4"><text:line-break/>Krzysztof Bednarz (</text:span><text:a xlink:type="simple" xlink:href="mailto:ka.bednarz@gmail.com"><text:span text:style-name="T9">ka.bednarz@gmail.com</text:span></text:a><text:span text:style-name="T3">) </text:span></text:p>
      <text:p text:style-name="P10"/>
      <text:p text:style-name="P7">AGH 2013<text:line-break/><text:line-break/><text:line-break/></text:p>
      <text:p text:style-name="P8">1. I spotkanie laboratoryjne<text:line-break/><text:span text:style-name="T13">Wybranie tematu projektu, który będzie przygotowywany w ramach zajęć.<text:line-break/></text:span><text:line-break/>2. Wizja</text:p>
      <text:p text:style-name="P22"><text:span text:style-name="T6">Przygotowanie wstępnej wersji wizji.<text:line-break/><text:line-break/></text:span><text:span text:style-name="T2">3. II spotkanie laboratoryjne</text:span><text:span text:style-name="T6"><text:line-break/>Przedstawienie pierwszej wersji wizji.<text:line-break/>Wybranie technologii w jakiej będzie wykonana aplikacja.<text:line-break/><text:line-break/></text:span><text:span text:style-name="T2">4. Ostateczna wersja wizji</text:span><text:span text:style-name="T6"><text:line-break/>Zakończone opracowywanie wizji aplikacji – dokument Wizja.odt.</text:span></text:p>
      <text:p text:style-name="P11"/>
      <text:p text:style-name="P22"><text:span text:style-name="T1">5. Spotkanie robocze 21.03.2013</text:span><text:span text:style-name="T6"><text:line-break/>Ustalenie planu pracy na kolejny tydzień.<text:line-break/><text:line-break/>Zakres prac do wykonania w najbliższym tygodniu:<text:line-break/>- zaprojektowanie bazy danych,<text:line-break/>- przygotowanie rejestru ryzyk,<text:line-break/>- przygotowanie specyfikacji wymagań (UML).<text:line-break/><text:line-break/></text:span><text:span text:style-name="T2">6. Opracowanie rejestru ryzyk</text:span><text:span text:style-name="T6"><text:line-break/>RejestrRyzyk.odt<text:line-break/><text:line-break/>7</text:span><text:span text:style-name="T2">. Opracowanie specyfikacji wymagań</text:span><text:span text:style-name="T6"><text:line-break/>Na podstawie dokumentu zawierającego wizję systemu sporządzono szczegółową specyfikację wymagań.<text:line-break/><text:line-break/></text:span><text:span text:style-name="T2">8. Opracowanie architektury systemu</text:span><text:span text:style-name="T6"><text:line-break/>Sporządzono dokument architekturasystemu.odt. <text:line-break/><text:line-break/></text:span><text:span text:style-name="T2">9. Szkielet strony www</text:span><text:span text:style-name="T6"><text:line-break/>Pierwsza wersja stron www, na której będzie umieszczona aplikacja.</text:span></text:p>
      <text:p text:style-name="P22"><text:span text:style-name="T6"><text:line-break/></text:span><text:span text:style-name="T2">10. III spotkanie laboratoryjne</text:span><text:span text:style-name="T6"><text:line-break/>Przedstawienie pierwszej wersji strony www i dokumentacji.<text:line-break/><text:line-break/></text:span><text:span text:style-name="T2">11. Szkielet bazy danych</text:span></text:p>
      <text:p text:style-name="P9"><text:soft-page-break/>Pierwsza wersja bazy danych w SQLITE, w której będą przechowywane dane o osobach oraz zdarzeniach. <text:s/><text:line-break/><text:line-break/><text:span text:style-name="T10">12. Spotkanie robocze</text:span><text:line-break/>Ustalenie planu pracy na kolejne dni.<text:line-break/><text:line-break/>Zakres prac do wykonania:<text:line-break/>-dodanie książki adresowej<text:line-break/>-dodanie roboczej wersji kalendarza.<text:line-break/></text:p>
      <text:p text:style-name="P20"><text:span text:style-name="T10">13. Dodanie książki adresowej</text:span><text:line-break/>Pierwsza wersja książki adresowej.</text:p>
      <text:p text:style-name="P21"><text:line-break/><text:span text:style-name="T12">14. Dołączenie do strony www roboczej wersji kalendarza.</text:span><text:span text:style-name="T11"><text:line-break/>Robocza wersja kalendarza została dołączona do strony – bez połączenia z bazą danych.<text:line-break/><text:line-break/></text:span><text:span text:style-name="T12">15. IV spotkanie laboratoryjne</text:span><text:span text:style-name="T11"><text:line-break/>Przedstawienie strony www z działającą książką adresową i kalendarzem.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03T20:20:45.77</dc:date>
    <meta:editing-duration>PT1H30M38S</meta:editing-duration>
    <meta:editing-cycles>13</meta:editing-cycles>
    <meta:generator>OpenOffice.org/3.3$Win32 OpenOffice.org_project/330m20$Build-9567</meta:generator>
    <meta:document-statistic meta:table-count="1" meta:image-count="0" meta:object-count="0" meta:page-count="3" meta:paragraph-count="78" meta:word-count="371" meta:character-count="2965"/>
  </office:meta>
</office:document-meta>
</file>